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style:font-size-asian="13pt" style:font-name-complex="XB Zar" style:font-size-complex="13pt"/>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3"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5"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style:font-size-asian="20pt" style:font-weight-asian="bold" style:font-name-complex="XB Zar" style:font-size-complex="20pt" style:font-weight-complex="bold"/>
    </style:style>
    <style:style style:name="P6"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7"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8" style:family="paragraph" style:parent-style-name="Standard">
      <style:paragraph-properties fo:margin-left="0mm" fo:margin-right="0mm" fo:text-align="justify" style:justify-single-word="false" fo:text-indent="0mm" style:auto-text-indent="false" style:writing-mode="rl-tb"/>
      <style:text-properties style:font-name="XB Zar" fo:font-size="13pt" style:font-size-asian="13pt" style:font-name-complex="XB Zar" style:font-size-complex="13pt"/>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۳- آشنایی با میزکار گنوم</text:p>
      <text:p text:style-name="P1"/>
      <text:p text:style-name="P1"/>
      <text:p text:style-name="P1">ساده‌ترین روش برای بهره‌گیری از امکانات سیستم‌عامل‌های گنو/لینوکس به‌خصوص دبیان استفاده از محیط گرافیکی است. محیط گرافیکی پیش‌فرض دبیان، میزکار گنوم<text:note text:id="ftn1" text:note-class="footnote"><text:note-citation>1</text:note-citation><text:note-body><text:p text:style-name="Footnote">GNOME Desktop Environment</text:p></text:note-body></text:note> است که تقریباً شبیه به محیط گرافیکی سیستم‌عامل مایکروسافت ویندوز است. میزکار گنوم از بخش‌های مختلفی تشکیل شده است که در ادامه با این بخش‌ها و سازوکار آن‌ها آشنا خواهیم شد. توجه داشته باشید که واژه‌های دسکتاپ و میزکار از نظر معنا برابرند، اما برای تمایز کاربرد، از واژه‌ی دسکتاپ برای اشاره به صفحه اصلی پس از ورود به سیستم و از واژه‌ی میزکار برای اشاره به کلیت محیط گرافیکی گنوم استفاده شده است.</text:p>
      <text:p text:style-name="P1"/>
      <text:p text:style-name="P2">۱-۳- ورود<text:span text:style-name="T1"><text:note text:id="ftn2" text:note-class="footnote"><text:note-citation>2</text:note-citation><text:note-body><text:p text:style-name="Footnote">Log in</text:p></text:note-body></text:note></text:span><text:span text:style-name="T1"> </text:span>به سیستم و خروج<text:span text:style-name="T1"><text:note text:id="ftn3" text:note-class="footnote"><text:note-citation>3</text:note-citation><text:note-body><text:p text:style-name="Footnote">Log out</text:p></text:note-body></text:note></text:span> از آن</text:p>
      <text:p text:style-name="P4">مرحله‌ی اول برای استفاده از امکانات فراهم شده در محیط گرافیکی، ورود به سیستم است. پیش‌فرض میزکار گنوم، نرم‌افزار مدیریت ورود به سیستم <text:note text:id="ftn4" text:note-class="footnote"><text:note-citation>4</text:note-citation><text:note-body><text:p text:style-name="Footnote">GNOME Desktop Manager</text:p></text:note-body></text:note>GDM است. پس از بوت شدن کامل سیستم، اولین محیط گرافیکی که مشاهده می‌کنید، GDM است. GDM شامل محیطی برای نمایش نام سیستم<text:note text:id="ftn5" text:note-class="footnote"><text:note-citation>5</text:note-citation><text:note-body><text:p text:style-name="Footnote">Hostname</text:p></text:note-body></text:note> و کاربران موجود در سیستم است. همچنین منویی در پایین صفحه وجود دارد که اگر روی نام کاربری در صفحه کلیک کنید می‌توانید مکان را برای نمونه از United States به Iran، کیبورد را از انگلیسی به فارسی و محیط گرافیکی پیش‌فرض را به محیط گرافیکی دلخواه خود مانند KDE<text:note text:id="ftn6" text:note-class="footnote"><text:note-citation>6</text:note-citation><text:note-body><text:p text:style-name="Footnote">K Desktop Environment</text:p></text:note-body></text:note> تغییر دهید. در هر صورت سه گزینه در گوشه‌ی سمت راست منوی پایین همیشه وجود دارند: گزینه‌های مربوط به افراد ناتوان یا کم‌توان<text:note text:id="ftn7" text:note-class="footnote"><text:note-citation>7</text:note-citation><text:note-body><text:p text:style-name="Footnote">Universal Access Preferences (Accessibility Preferences)</text:p></text:note-body></text:note>، روز و ساعت تنظیم شده در سیستم (اگر با ماوس روی آن بروید تاریخ را به میلادی نمایش می‌دهد) و دکمه‌ی گزینه‌هایی برای خاموش یا reboot کردن سیستم<text:note text:id="ftn8" text:note-class="footnote"><text:note-citation>8</text:note-citation><text:note-body><text:p text:style-name="Footnote">Shutdown Options</text:p></text:note-body></text:note>. <text:span text:style-name="T3">(تصویر صفحه‌ی ورود به سیستم - ۱)</text:span></text:p>
      <text:p text:style-name="P4">برای ورود به سیستم کارهای زیر را انجام دهید:</text:p>
      <text:p text:style-name="P4">۱- روی نام کاربر دلخواه کلیک کنید. کادر ورود رمز عبور نمایش داده می‌شود.</text:p>
      <text:p text:style-name="P4">۲- رمز عبور خود را در این قسمت وارد کنید.</text:p>
      <text:p text:style-name="P4">۳- کلید Enter را فشار دهید یا روی دکمه‌ی Log in کلیک کنید.</text:p>
      <text:p text:style-name="P4">۴- اگر نام کاربری و رمز عبور وارد شده درست بود، وارد محیطِ میزکار گنوم می‌شوید.</text:p>
      <text:p text:style-name="P4"/>
      <text:p text:style-name="P4">برای خروج از سیستم کارهای زیر را انجام دهید:</text:p>
      <text:p text:style-name="P4">۱- تمام نرم‌افزارهای در حال اجرا را ببندید و فایل‌های در حال ویرایش را ذخیره کنید.</text:p>
      <text:p text:style-name="P4">۲- روی گزینه‌ی System در پنل بالا، سمت چپ کلیک کنید.</text:p>
      <text:p text:style-name="P4">۳- سپس گزینه‌ی … Log out را انتخاب کنید.</text:p>
      <text:p text:style-name="P4">۴- کاربر جاری از سیستم خارج می‌شود و صفحه‌ی ورود به سیستم دوباره نمایش داده می‌شود.</text:p>
      <text:p text:style-name="P4"><text:soft-page-break/></text:p>
      <text:p text:style-name="P4">اگر چه این کار توصیه نمی‌شود، اما اگر می‌خواهید پس از بوت شدن سیستم، از شما نام کاربر و رمز عبور پرسیده نشود، مراحل زیر را انجام دهید:</text:p>
      <text:p text:style-name="P4">۱- پس از ورود به محیط میزکار گنوم، از منوی بالا سمت چپ وارد System → Administration شوید.</text:p>
      <text:p text:style-name="P4">۲- سپس گزینه‌ی Login Screen را انتخاب کنید.</text:p>
      <text:p text:style-name="P4">۳- روی آیکون سپر کلیک کنید. از شما رمز عبور کاربر ریشه پرسیده می‌شود. رمز عبور کاربر ریشه را وارد کنید و روی گزینه‌ی Authenticate کلیک کنید. اگر رمز عبور درست وارد شود، گزینه‌های پنجره‌ی Login Screen فعال می‌شوند.</text:p>
      <text:p text:style-name="P4">۴- گزینه‌ی Log in as را انتخاب کنید. کاربر دلخواه خود را برای ورود خودکار به سیستم انتخاب کنید.</text:p>
      <text:p text:style-name="P4">۵- برای ذخیره‌ی تغییرات پنجره را ببندید. برای این کار از دکمه‌ی Close استفاده کنید.</text:p>
      <text:p text:style-name="P4"/>
      <text:p text:style-name="P3">۲-۳- ساختار میزکار گنوم و عناصر آن</text:p>
      <text:p text:style-name="P4">میزکار گنوم از سه بخش کلی تشکیل شده است: دسکتاپ (محیط اصلی میزکار گنوم)، پنل<text:note text:id="ftn9" text:note-class="footnote"><text:note-citation>9</text:note-citation><text:note-body><text:p text:style-name="Footnote">Panel</text:p></text:note-body></text:note> بالا و پنل پایین.</text:p>
      <text:p text:style-name="P4"><text:span text:style-name="T4">۱-۲-۳- دسکتاپ (محیط اصلی میزکار گنوم)</text:span>:</text:p>
      <text:p text:style-name="P4">دسکتاپ شامل آیکون‌هایی برای دسترسی به پارتیشن‌ها، دیسک‌ها و پوشه‌های به اشتراک گذاشته شده در سیستم است. پوشه‌ی Home، پوشه‌ی اصلی مختص هر کاربر است تا کاربر فایل‌های خود را در آن ذخیره کند. Trash همان سطل زباله است که فایل‌ها و پوشه‌های پاک‌شده (دور ریخته‌شده) در سیستم را نگهداری می‌کند. با دوبار کلیک روی هر کدام از این آیکون‌ها می‌توانید محتویات آنرا مشاهده کنید. <text:span text:style-name="T3">(تصویر میزکار گنوم - ۲)</text:span></text:p>
      <text:p text:style-name="P2">۲-۲-۳- پنل بالا<text:span text:style-name="T1">:</text:span></text:p>
      <text:p text:style-name="P2"><text:span text:style-name="T1">به نوارهای رنگی در بالا و پایین صفحه که گزینه‌های مختلفی روی آن‌ها وجود دارد، پنل گفته می‌شود. پنل بالا شامل منوهای اصلی، اجراکننده‌ها</text:span><text:span text:style-name="T1"><text:note text:id="ftn10" text:note-class="footnote"><text:note-citation>10</text:note-citation><text:note-body><text:p text:style-name="Footnote">Launcher</text:p></text:note-body></text:note></text:span><text:span text:style-name="T1"> و اپلت‌های</text:span><text:span text:style-name="T1"><text:note text:id="ftn11" text:note-class="footnote"><text:note-citation>11</text:note-citation><text:note-body><text:p text:style-name="Footnote">Applet</text:p></text:note-body></text:note></text:span><text:span text:style-name="T1"> مختلف برای نمایش ساعت، تاریخ و … است.</text:span></text:p>
      <text:p text:style-name="P2">۱-۲-۲-۳- منوها اصلی<text:span text:style-name="T1">:</text:span></text:p>
      <text:p text:style-name="P4">۱- منویApplications: تمام نرم‌افزارهای نصب شده در سیستم به‌صورت دسته‌بندی شده، زیرمجموعه‌ی این منو قرار می‌گیرد مانند بازی‌ها، نرم‌افزارهای گرافیک، نرم‌افزارهای چندرسانه‌ای (صدا و تصویر) ، نرم‌افزارهای Office و … . با کلیک روی این منو، دسته‌بندی‌ها نمایش داده می‌شود و با مکث روی هر دسته، نرم‌افزارهای زیرمجموعه‌ی آن دسته نمایش داده می‌شود.</text:p>
      <text:p text:style-name="P4">۲- منوی Places: دسترسی به نشانه‌ها<text:note text:id="ftn12" text:note-class="footnote"><text:note-citation>12</text:note-citation><text:note-body><text:p text:style-name="Footnote">Bookmark</text:p></text:note-body></text:note>، پارتیشن‌ها و کامپیوترها و پوشه‌های به اشتراک گذاشته‌شده در شبکه را نمایش می‌دهد. همچنین گزینه‌هایی برای جستجوی فایل‌ها و پوشه‌ها در سیستم و اتصال به سرورهای شبکه مانند FTP و SSH است.</text:p>
      <text:p text:style-name="P4">۳- منوی System: در این منو تنظیمات سیستم<text:note text:id="ftn13" text:note-class="footnote"><text:note-citation>13</text:note-citation><text:note-body><text:p text:style-name="Footnote">Preferences</text:p></text:note-body></text:note>، نرم‌افزارهای مدیریت سیستم<text:note text:id="ftn14" text:note-class="footnote"><text:note-citation>14</text:note-citation><text:note-body><text:p text:style-name="Footnote">Administration</text:p></text:note-body></text:note>، راهنمای استفاده<text:note text:id="ftn15" text:note-class="footnote"><text:note-citation>15</text:note-citation><text:note-body><text:p text:style-name="Footnote">Help</text:p></text:note-body></text:note>، <text:soft-page-break/>درباره‌ی گنوم<text:note text:id="ftn16" text:note-class="footnote"><text:note-citation>16</text:note-citation><text:note-body><text:p text:style-name="Footnote">About GNOME</text:p></text:note-body></text:note>، قفل صفحه<text:note text:id="ftn17" text:note-class="footnote"><text:note-citation>17</text:note-citation><text:note-body><text:p text:style-name="Footnote">Lock Screen</text:p></text:note-body></text:note>، خروج از سیستم و گزینه‌های خاموش کردن وجود دارد. با استفاده از گزینه‌های زیرمجموعه‌ی منوی تنظیمات سیستم می‌توانید تنظیماتی از قبیل ماوس، کیبورد، اندازه‌ی صفحه، تصویر پس‌زمینه و … را تغییر دهید. نرم‌افزارهای مدیریت سیستم شامل گزینه‌های تنظیم صفحه‌ی ورود به سیستم، شبکه، چاپگر، نرم‌افزارهای نصب‌شده در سیستم، ساعت و تاریخ، به‌روزرسانی و مدیریت گروه‌ها و کاربرها است. با استفاده از گزینه‌ی قفل صفحه می‌توانید دسکتاپ را قفل کنید به‌طوریکه فقط با ورود رمز عبور می‌توانید دوباره وارد سیستم شوید. استفاده از این گزینه برای امنیت بالاست تا کسی نتواند هنگامی که با کاربر خود وارد سیستم شده‌اید و پشت سیستم نیستید، به اطلاعات شما دسترسی پیدا کند.</text:p>
      <text:p text:style-name="P4"/>
      <text:p text:style-name="P2">۲-۲-۲-۳- اجراکننده‌ها (آیکون‌های میانبر نرم‌افزارها)<text:span text:style-name="T1">:</text:span></text:p>
      <text:p text:style-name="P4">پس از منوها، اجراکننده‌ها وجود دارند که توسط آن‌ها می‌توانید به نرم‌افزارها سریع دسترسی پیدا کنید و آن‌ها را با یک کلیک اجرا کنید. اجراکننده‌های پیش‌فرض در پنل بالا، مرورگر وب Epiphany و نامه‌خوان الکترونیک Evolution است. شما می‌توانید اجراکننده‌های خود را به این پنل اضافه کنید.</text:p>
      <text:p text:style-name="P4"/>
      <text:p text:style-name="P2">۳-۲-۲-۳- اپلت‌ها<text:span text:style-name="T1">:</text:span></text:p>
      <text:p text:style-name="P4">در سمت راست پنل بالا، آیکون‌هایی وجود دارد که به آن‌ها اپلت<text:note text:id="ftn18" text:note-class="footnote"><text:note-citation>18</text:note-citation><text:note-body><text:p text:style-name="Footnote">Applet</text:p></text:note-body></text:note> می‌گویند. وظیفه‌ی اپلت‌ها نمایش وضعیت حال حاضر سیستم، مانند ساعت و تاریخ، تقویم، وضعیت و تنظیمات شبکه، گزینه‌ی تغییر زبان و … است. برای نمونه با کلیک روی ساعت، تقویم نمایش داده می‌شود. همچنین می‌توانید با راست‌کلیک روی هر آیکون، تنظیمات آنرا تغییر دهید.</text:p>
      <text:p text:style-name="P1"><text:span text:style-name="T4">۳-۲-۳- پنل پایین</text:span><text:span text:style-name="T1">:</text:span></text:p>
      <text:p text:style-name="P1"><text:span text:style-name="T1">نمایش دسکتاپ</text:span>، نوار وظیفه<text:note text:id="ftn19" text:note-class="footnote"><text:note-citation>19</text:note-citation><text:note-body><text:p text:style-name="Footnote">Taskbar</text:p></text:note-body></text:note> و فضا‌های کاری<text:note text:id="ftn20" text:note-class="footnote"><text:note-citation>20</text:note-citation><text:note-body><text:p text:style-name="Footnote">Workspaces</text:p></text:note-body></text:note>، <text:span text:style-name="T1">گزینه‌های مختلف پنل پایین هستند.</text:span></text:p>
      <text:p text:style-name="P4"/>
      <text:p text:style-name="P1"><text:span text:style-name="T4">۱-۳-۲-۳- <text:s/>نمایش دسکتاپ</text:span><text:span text:style-name="T1">:</text:span></text:p>
      <text:p text:style-name="P1"><text:span text:style-name="T1">با کلیک روی این آیکون، تمام پنجره‌ها مخفی می‌شود و دسکتاپ نمایش داده می‌شود و با کلیک مجدد، عکس این عمل اتفاق می‌افتد.</text:span></text:p>
      <text:p text:style-name="P4"/>
      <text:p text:style-name="P2">۲-۳-۲-۳- نوار وظیفه<text:span text:style-name="T1">:</text:span></text:p>
      <text:p text:style-name="P2"><text:span text:style-name="T1">برنامه‌های در حال اجرا در این قسمت نمایش داده می‌شوند.</text:span></text:p>
      <text:p text:style-name="P4"/>
      <text:p text:style-name="P2">۳-۳-۲-۳- فضا‌های کاری<text:span text:style-name="T1">:</text:span></text:p>
      <text:p text:style-name="P2"><text:span text:style-name="T1">دسکتاپ لینوکس به فضاهای کاری مختلف تقسیم می‌شود که پیش‌فرض آن چهار فضای کاری است و تا ۳۶ فضای کاری قابل افزایش است. هر فضای کاری را می‌توانید دسکتاپی جدید فرض کنید که در هر کدام برنامه‌های مختلفی در حال اجرا است. در یک فضا در حال وبگردی و چک‌کردن ایمیل‌های خود هستید، در فضای دیگر در حال کار با یک نرم‌افزار گرافیک هستید و … . با کلیک روی هر پنجره‌ی کوچک در سمت </text:span><text:soft-page-break/><text:span text:style-name="T1">راست پنل پایین، می‌توانید به هر فضای کاری دسترسی پیدا کنید.</text:span></text:p>
      <text:p text:style-name="P4"/>
      <text:p text:style-name="P4"/>
      <text:p text:style-name="P2">۳-۳- مدیر فایل ناتیلوس<text:span text:style-name="T1"><text:note text:id="ftn21" text:note-class="footnote"><text:note-citation>21</text:note-citation><text:note-body><text:p text:style-name="Footnote">Nautilus</text:p></text:note-body></text:note></text:span></text:p>
      <text:p text:style-name="P2"><text:span text:style-name="T1">برای دسترسی به فایل‌ها و پوشه‌های موجود در سیستم، مدیریت آن‌ها و جستجو در بین آنها نرم‌افزاری به نام ناتیلوس وجود دارد که جزئی از پروژه‌ی گنوم است. برای مشاهده‌ی نرم‌افزار ناتیلوس و استفاده از آن کافی است که روی یکی از آیکون‌های روی دسکتاپ کلیک کنید. پنجره‌ای باز شده، همان نرم‌افزار ناتیلوس است </text:span><text:span text:style-name="T1">که </text:span><text:span text:style-name="T1">به کمک آن می‌توانید فایل‌ها و پوشه‌های خود را بیابید. </text:span><text:span text:style-name="T2">(تصویر نرم‌افزار ناتیلوس - ۳)</text:span></text:p>
      <text:p text:style-name="P4"/>
      <text:p text:style-name="P3">۴-۳- سفارشی کردن میزکار گنوم</text:p>
      <text:p text:style-name="P4">در اینجا به دو نمونه از شیوه‌های مختلف سفارشی کردن میزکار گنوم اشاره می‌کنیم: تغییر تصویر پس‌زمینه و اضافه کردن زبان فارسی به کیبورد.</text:p>
      <text:p text:style-name="P4">برای تغییر تصویر پس‌زمینه مراحل زیر را دنبال کنید:</text:p>
      <text:p text:style-name="P4">۱- روی فضای خالی دسکتاپ راست‌کلیک کنید و گزینه‌ی Change Desktop Background (تغییر تصویر پس‌زمینه‌ی دسکتاپ) را انتخاب کنید.</text:p>
      <text:p text:style-name="P4">۲- عکس دلخواه خود را انتخاب کنید.</text:p>
      <text:p text:style-name="P4">۳- برای خروج روی دکمه‌ی Close کلیک کنید یا روی دکمه‌ی ضربدر از سمت چپ در نوار عنوان پنجره کلیک کنید.</text:p>
      <text:p text:style-name="P4"/>
      <text:p text:style-name="P4">برای اضافه کردن زبان فارسی به کیبورد مراحل زیر را دنبال کنید:</text:p>
      <text:p text:style-name="P4">۱- روی منوی System کلیک کنید و از زیرمنوی Preferences گزینه‌ی Keyboard را انتخاب کنید.</text:p>
      <text:p text:style-name="P4">۲- به برگه‌ی Layouts بروید.</text:p>
      <text:p text:style-name="P4">۳- روی دکمه‌ی Add (اضافه کردن) کلیک کنید.</text:p>
      <text:p text:style-name="P4">۴- از قسمت Country (کشور)، Iran, Islamic Republic of را انتخاب کنید.</text:p>
      <text:p text:style-name="P4">۵- روی دکمه‌ی Add کلیک کنید.</text:p>
      <text:p text:style-name="P4">۶- سپس دکمه‌ی Options را کلیک کنید.</text:p>
      <text:p text:style-name="P4">۷- روی گزینه‌ی Key(s) to change layout کلیک کنید و کلیدهای دلخواه خود را برای تغییر زبان انتخاب کنید (برای مثال: Alt+Shift).</text:p>
      <text:p text:style-name="P4">۸- با کلیک روی دکمه‌های Close تمام پنجره‌ها را ببندید.</text:p>
      <text:p text:style-name="P4">۹- حال می‌بینید که در قسمت اپلت‌ها، گزینه‌ی USA آمده است که همان کیبورد انگلیسی است. با بکار گیری کلیدهایی که برای تغییر زبان انتخاب کرده‌اید (برای مثال: Alt+Shift)، گزینه‌ی Irn که همان کیبورد فارسی است، انتخاب می‌شود و شما می‌توانید در نرم‌افزارهای مختلف فارسی تایپ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7T23:04:10</dc:date>
    <dc:creator>Mostafa Moradian</dc:creator>
    <meta:editing-duration>PT9H9M48S</meta:editing-duration>
    <meta:editing-cycles>393</meta:editing-cycles>
    <meta:generator>LibreOffice/3.3$Linux LibreOffice_project/330m19$Build-202</meta:generator>
    <meta:document-statistic meta:table-count="0" meta:image-count="0" meta:object-count="0" meta:page-count="4" meta:paragraph-count="81" meta:word-count="1713" meta:character-count="8099"/>
  </office:meta>
</office:document-meta>
</file>